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1cm" fo:min-width="16.369cm"/>
    </style:style>
    <style:style style:name="gr3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1cm" fo:min-width="0.9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1cm" fo:min-width="18.1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1cm" fo:min-width="1.5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8cm" fo:min-width="1.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1cm" fo:min-width="2.1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8cm" fo:min-width="9.959cm"/>
    </style:style>
    <style:style style:name="gr10" style:family="graphic" style:parent-style-name="standard">
      <style:graphic-properties draw:stroke="none" svg:stroke-color="#000000" draw:fill="none" draw:fill-color="#ffffff" fo:min-height="1.5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9cm" fo:min-width="1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9cm" fo:min-width="11.304cm"/>
    </style:style>
    <style:style style:name="gr13" style:family="graphic" style:parent-style-name="standard">
      <style:graphic-properties draw:stroke="none" svg:stroke-color="#000000" draw:fill="none" draw:fill-color="#ffffff" fo:min-height="1.5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7cm" fo:min-width="0cm"/>
    </style:style>
    <style:style style:name="P1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font-name="Nimbus Roman1" fo:font-size="18pt" fo:font-style="normal" style:font-size-asian="18pt" style:font-style-asian="normal" style:font-size-complex="18pt" style:font-style-complex="normal"/>
    </style:style>
    <style:style style:name="T2" style:family="text">
      <style:text-properties style:font-name="Nimbus Roman1" fo:font-size="18pt" fo:font-style="italic" style:font-size-asian="18pt" style:font-size-complex="18pt"/>
    </style:style>
    <style:style style:name="T3" style:family="text">
      <style:text-properties style:text-position="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position="0% 100%" style:font-name="Nimbus Roman1" fo:font-size="18pt" fo:font-style="italic" style:font-size-asian="18pt" style:font-size-complex="18pt"/>
    </style:style>
    <style:style style:name="T5" style:family="text">
      <style:text-properties style:text-position="33% 58%" style:font-name="Nimbus Roman1" fo:font-size="18pt" fo:font-style="italic" style:font-size-asian="18pt" style:font-size-complex="18pt"/>
    </style:style>
    <style:style style:name="T6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51cm" svg:y1="3.383cm" svg:x2="25.842cm" svg:y2="3.383cm">
          <text:p/>
        </draw:line>
        <draw:line draw:style-name="gr1" draw:text-style-name="P1" draw:layer="layout" svg:x1="1.651cm" svg:y1="1.972cm" svg:x2="1.651cm" svg:y2="4.593cm">
          <text:p/>
        </draw:line>
        <draw:line draw:style-name="gr1" draw:text-style-name="P1" draw:layer="layout" svg:x1="3.667cm" svg:y1="1.972cm" svg:x2="3.667cm" svg:y2="4.593cm">
          <text:p/>
        </draw:line>
        <draw:line draw:style-name="gr1" draw:text-style-name="P1" draw:layer="layout" svg:x1="5.683cm" svg:y1="1.972cm" svg:x2="5.683cm" svg:y2="4.593cm">
          <text:p/>
        </draw:line>
        <draw:line draw:style-name="gr1" draw:text-style-name="P1" draw:layer="layout" svg:x1="7.699cm" svg:y1="1.972cm" svg:x2="7.699cm" svg:y2="4.593cm">
          <text:p/>
        </draw:line>
        <draw:line draw:style-name="gr1" draw:text-style-name="P1" draw:layer="layout" svg:x1="9.715cm" svg:y1="1.972cm" svg:x2="9.715cm" svg:y2="4.593cm">
          <text:p/>
        </draw:line>
        <draw:line draw:style-name="gr1" draw:text-style-name="P1" draw:layer="layout" svg:x1="11.73cm" svg:y1="1.972cm" svg:x2="11.73cm" svg:y2="4.593cm">
          <text:p/>
        </draw:line>
        <draw:line draw:style-name="gr1" draw:text-style-name="P1" draw:layer="layout" svg:x1="13.746cm" svg:y1="1.972cm" svg:x2="13.746cm" svg:y2="4.593cm">
          <text:p/>
        </draw:line>
        <draw:line draw:style-name="gr1" draw:text-style-name="P1" draw:layer="layout" svg:x1="15.762cm" svg:y1="1.972cm" svg:x2="15.762cm" svg:y2="4.593cm">
          <text:p/>
        </draw:line>
        <draw:line draw:style-name="gr1" draw:text-style-name="P1" draw:layer="layout" svg:x1="17.778cm" svg:y1="1.972cm" svg:x2="17.778cm" svg:y2="4.593cm">
          <text:p/>
        </draw:line>
        <draw:line draw:style-name="gr1" draw:text-style-name="P1" draw:layer="layout" svg:x1="19.794cm" svg:y1="1.972cm" svg:x2="19.794cm" svg:y2="4.593cm">
          <text:p/>
        </draw:line>
        <draw:line draw:style-name="gr1" draw:text-style-name="P1" draw:layer="layout" svg:x1="21.81cm" svg:y1="1.972cm" svg:x2="21.81cm" svg:y2="4.593cm">
          <text:p/>
        </draw:line>
        <draw:line draw:style-name="gr1" draw:text-style-name="P1" draw:layer="layout" svg:x1="23.826cm" svg:y1="1.972cm" svg:x2="23.826cm" svg:y2="4.593cm">
          <text:p/>
        </draw:line>
        <draw:line draw:style-name="gr1" draw:text-style-name="P1" draw:layer="layout" svg:x1="25.842cm" svg:y1="1.972cm" svg:x2="25.842cm" svg:y2="4.593cm">
          <text:p/>
        </draw:line>
        <draw:frame draw:style-name="gr2" draw:text-style-name="P2" draw:layer="layout" svg:width="16.869cm" svg:height="1.541cm" svg:x="9.382cm" svg:y="6.608cm">
          <draw:text-box>
            <text:p><text:span text:style-name="T1">Stencil: (-1 <text:s text:c="3"/>2 <text:s text:c="3"/>-1)/</text:span><text:span text:style-name="T2">h</text:span><text:span text:style-name="T3">2</text:span></text:p>
          </draw:text-box>
        </draw:frame>
        <draw:line draw:style-name="gr3" draw:text-style-name="P3" draw:layer="layout" svg:x1="3.667cm" svg:y1="2.375cm" svg:x2="5.683cm" svg:y2="2.375cm">
          <text:p/>
        </draw:line>
        <draw:frame draw:style-name="gr4" draw:text-style-name="P2" draw:layer="layout" svg:width="1.402cm" svg:height="1.541cm" svg:x="4.07cm" svg:y="0.762cm">
          <draw:text-box>
            <text:p><text:span text:style-name="T2">h</text:span></text:p>
          </draw:text-box>
        </draw:frame>
        <draw:line draw:style-name="gr1" draw:text-style-name="P1" draw:layer="layout" svg:x1="1.651cm" svg:y1="11.936cm" svg:x2="25.842cm" svg:y2="11.85cm">
          <text:p/>
        </draw:line>
        <draw:line draw:style-name="gr1" draw:text-style-name="P1" draw:layer="layout" svg:x1="1.651cm" svg:y1="10.524cm" svg:x2="1.651cm" svg:y2="13.145cm">
          <text:p/>
        </draw:line>
        <draw:line draw:style-name="gr1" draw:text-style-name="P1" draw:layer="layout" svg:x1="5.683cm" svg:y1="10.524cm" svg:x2="5.683cm" svg:y2="13.145cm">
          <text:p/>
        </draw:line>
        <draw:line draw:style-name="gr1" draw:text-style-name="P1" draw:layer="layout" svg:x1="9.715cm" svg:y1="10.524cm" svg:x2="9.715cm" svg:y2="13.145cm">
          <text:p/>
        </draw:line>
        <draw:line draw:style-name="gr1" draw:text-style-name="P1" draw:layer="layout" svg:x1="13.746cm" svg:y1="10.524cm" svg:x2="13.746cm" svg:y2="13.145cm">
          <text:p/>
        </draw:line>
        <draw:line draw:style-name="gr1" draw:text-style-name="P1" draw:layer="layout" svg:x1="17.778cm" svg:y1="10.524cm" svg:x2="17.778cm" svg:y2="13.145cm">
          <text:p/>
        </draw:line>
        <draw:line draw:style-name="gr1" draw:text-style-name="P1" draw:layer="layout" svg:x1="21.81cm" svg:y1="10.524cm" svg:x2="21.81cm" svg:y2="13.145cm">
          <text:p/>
        </draw:line>
        <draw:line draw:style-name="gr1" draw:text-style-name="P1" draw:layer="layout" svg:x1="25.842cm" svg:y1="10.524cm" svg:x2="25.842cm" svg:y2="13.145cm">
          <text:p/>
        </draw:line>
        <draw:frame draw:style-name="gr5" draw:text-style-name="P2" draw:layer="layout" svg:width="18.684cm" svg:height="1.541cm" svg:x="9.382cm" svg:y="15.161cm">
          <draw:text-box>
            <text:p><text:span text:style-name="T1">Stencil: (-1 <text:s text:c="3"/>2 <text:s text:c="3"/>-1)/(2</text:span><text:span text:style-name="T2">h</text:span><text:span text:style-name="T1">)</text:span><text:span text:style-name="T3">2</text:span></text:p>
          </draw:text-box>
        </draw:frame>
        <draw:line draw:style-name="gr3" draw:text-style-name="P3" draw:layer="layout" svg:x1="9.715cm" svg:y1="10.905cm" svg:x2="5.683cm" svg:y2="10.927cm">
          <text:p/>
        </draw:line>
        <draw:frame draw:style-name="gr6" draw:text-style-name="P2" draw:layer="layout" svg:width="2.007cm" svg:height="1.541cm" svg:x="6.189cm" svg:y="9.315cm">
          <draw:text-box>
            <text:p><text:span text:style-name="T1">2</text:span><text:span text:style-name="T2">h</text:span></text:p>
          </draw:text-box>
        </draw:frame>
        <draw:frame draw:style-name="gr7" draw:text-style-name="P2" draw:layer="layout" svg:width="2.1cm" svg:height="1.768cm" svg:x="1.046cm" svg:y="4.841cm">
          <draw:text-box>
            <text:p><text:span text:style-name="T4">u</text:span><text:span text:style-name="T5">f</text:span><text:span text:style-name="T6">0</text:span></text:p>
          </draw:text-box>
        </draw:frame>
        <draw:frame draw:style-name="gr7" draw:text-style-name="P2" draw:layer="layout" svg:width="2.1cm" svg:height="1.768cm" svg:x="4.876cm" svg:y="4.841cm">
          <draw:text-box>
            <text:p><text:span text:style-name="T4">u</text:span><text:span text:style-name="T5">f</text:span><text:span text:style-name="T6">2</text:span></text:p>
          </draw:text-box>
        </draw:frame>
        <draw:frame draw:style-name="gr8" draw:text-style-name="P2" draw:layer="layout" svg:width="2.611cm" svg:height="1.541cm" svg:x="6.661cm" svg:y="4.997cm">
          <draw:text-box>
            <text:p><text:span text:style-name="T2">...</text:span></text:p>
          </draw:text-box>
        </draw:frame>
        <draw:frame draw:style-name="gr9" draw:text-style-name="P2" draw:layer="layout" svg:width="10.459cm" svg:height="1.768cm" svg:x="13.216cm" svg:y="4.841cm">
          <draw:text-box>
            <text:p><text:span text:style-name="T7">u</text:span><text:span text:style-name="T8">f</text:span><text:span text:style-name="T9">i-1 </text:span><text:span text:style-name="T10"><text:s text:c="2"/></text:span><text:span text:style-name="T7">u</text:span><text:span text:style-name="T8">f</text:span><text:span text:style-name="T9">i <text:s text:c="7"/></text:span><text:span text:style-name="T4">u</text:span><text:span text:style-name="T5">f</text:span><text:span text:style-name="T11">i+1</text:span></text:p>
          </draw:text-box>
        </draw:frame>
        <draw:frame draw:style-name="gr10" draw:text-style-name="P2" draw:layer="layout" svg:width="3.226cm" svg:height="1.805cm" svg:x="25.237cm" svg:y="4.804cm">
          <draw:text-box>
            <text:p><text:span text:style-name="T4">u</text:span><text:span text:style-name="T5">f</text:span><text:span text:style-name="T11">N</text:span></text:p>
          </draw:text-box>
        </draw:frame>
        <draw:frame draw:style-name="gr11" draw:text-style-name="P2" draw:layer="layout" svg:width="2.1cm" svg:height="1.769cm" svg:x="1.046cm" svg:y="13.264cm">
          <draw:text-box>
            <text:p><text:span text:style-name="T4">u</text:span><text:span text:style-name="T5">c</text:span><text:span text:style-name="T6">0</text:span></text:p>
          </draw:text-box>
        </draw:frame>
        <draw:frame draw:style-name="gr11" draw:text-style-name="P2" draw:layer="layout" svg:width="2.1cm" svg:height="1.769cm" svg:x="4.876cm" svg:y="13.264cm">
          <draw:text-box>
            <text:p><text:span text:style-name="T4">u</text:span><text:span text:style-name="T5">c</text:span><text:span text:style-name="T6">1</text:span></text:p>
          </draw:text-box>
        </draw:frame>
        <draw:frame draw:style-name="gr8" draw:text-style-name="P2" draw:layer="layout" svg:width="2.611cm" svg:height="1.541cm" svg:x="6.661cm" svg:y="13.419cm">
          <draw:text-box>
            <text:p><text:span text:style-name="T2">...</text:span></text:p>
          </draw:text-box>
        </draw:frame>
        <draw:frame draw:style-name="gr12" draw:text-style-name="P2" draw:layer="layout" svg:width="11.804cm" svg:height="1.769cm" svg:x="13.216cm" svg:y="13.264cm">
          <draw:text-box>
            <text:p><text:span text:style-name="T7">u</text:span><text:span text:style-name="T8">c</text:span><text:span text:style-name="T9">j </text:span><text:span text:style-name="T10"><text:s text:c="11"/></text:span><text:span text:style-name="T4">u</text:span><text:span text:style-name="T5">c</text:span><text:span text:style-name="T11">j+1 <text:s/></text:span></text:p>
          </draw:text-box>
        </draw:frame>
        <draw:frame draw:style-name="gr13" draw:text-style-name="P2" draw:layer="layout" svg:width="3.226cm" svg:height="1.807cm" svg:x="25.237cm" svg:y="13.226cm">
          <draw:text-box>
            <text:p><text:span text:style-name="T4">u</text:span><text:span text:style-name="T5">c</text:span><text:span text:style-name="T11">N/2</text:span></text:p>
          </draw:text-box>
        </draw:frame>
        <draw:frame draw:style-name="gr8" draw:text-style-name="P2" draw:layer="layout" svg:width="2.611cm" svg:height="1.541cm" svg:x="18.902cm" svg:y="13.505cm">
          <draw:text-box>
            <text:p><text:span text:style-name="T2">...</text:span></text:p>
          </draw:text-box>
        </draw:frame>
        <draw:frame draw:style-name="gr8" draw:text-style-name="P2" draw:layer="layout" svg:width="2.611cm" svg:height="1.541cm" svg:x="19.159cm" svg:y="4.996cm">
          <draw:text-box>
            <text:p><text:span text:style-name="T2">...</text:span></text:p>
          </draw:text-box>
        </draw:frame>
        <draw:frame draw:style-name="gr14" draw:text-style-name="P2" draw:layer="layout" svg:width="2.015cm" svg:height="2.897cm" svg:x="2.861cm" svg:y="4.843cm">
          <draw:text-box>
            <text:p><text:span text:style-name="T4">u</text:span><text:span text:style-name="T5">f</text:span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02:15.823785833</dc:date>
    <meta:editing-duration>PT2H15M47S</meta:editing-duration>
    <meta:editing-cycles>58</meta:editing-cycles>
    <meta:generator>LibreOffice/6.3.2.2$MacOSX_X86_64 LibreOffice_project/98b30e735bda24bc04ab42594c85f7fd8be07b9c</meta:generator>
    <meta:document-statistic meta:object-count="41"/>
  </office:meta>
</office:document-meta>
</file>